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Heading_20_2">
      <style:text-properties fo:language="nl" fo:country="NL"/>
    </style:style>
    <style:style style:name="T1" style:family="text">
      <style:text-properties fo:language="nl" fo:country="NL"/>
    </style:style>
    <style:style style:name="T2" style:family="text">
      <style:text-properties fo:language="nl" fo:country="NL" style:font-size-complex="11pt"/>
    </style:style>
    <style:style style:name="T3" style:family="text">
      <style:text-properties style:font-name="Arial"/>
    </style:style>
    <style:style style:name="T4" style:family="text">
      <style:text-properties style:font-name="Arial" fo:language="nl" fo:country="NL"/>
    </style:style>
    <style:style style:name="T5" style:family="text">
      <style:text-properties style:font-name="Arial" fo:language="nl" fo:country="NL" fo:font-style="italic" style:font-style-asian="italic" style:font-style-complex="italic"/>
    </style:style>
    <style:style style:name="T6" style:family="text">
      <style:text-properties style:font-name="Arial" fo:language="nl" fo:country="NL" fo:font-weight="normal" style:font-weight-asian="normal" style:font-weight-complex="normal"/>
    </style:style>
    <style:style style:name="T7" style:family="text">
      <style:text-properties style:font-name="Arial" fo:font-size="14pt" style:font-size-asian="14pt" style:font-size-complex="14pt"/>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size-complex="11pt"/>
    </style:style>
    <style:style style:name="T10" style:family="text">
      <style:text-properties style:font-name="Courier New1" fo:language="nl" fo:country="NL" fo:font-weight="normal" style:font-weight-asian="normal" style:font-weight-complex="normal"/>
    </style:style>
    <style:style style:name="T11" style:family="text">
      <style:text-properties style:font-name="Arial"/>
    </style:style>
    <style:style style:name="T12" style:family="text">
      <style:text-properties style:font-name="Arial" fo:language="nl" fo:country="NL"/>
    </style:style>
    <style:style style:name="T13" style:family="text">
      <style:text-properties style:font-name="Courier New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avanceerd gebruik</text:h>
      <text:p text:style-name="P1">Dit hoofdstuk bevat een aantal details voor de meer ervaren gebruikers.</text:p>
      <text:h text:style-name="P2" text:outline-level="2" text:is-list-header="true">ClamWin's standaard configuratie aanpassen</text:h>
      <text:p text:style-name="P1">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1">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2" text:outline-level="2" text:is-list-header="true">Een Virus Scan uitvoeren vanaf de Command Line</text:h>
      <text:p text:style-name="P1">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Source_20_Text"><text:span text:style-name="T2">clamscan.exe --help</text:span></text:span></text:p>
      <text:p text:style-name="Text_20_body"><text:span text:style-name="Source_20_Text"><text:span text:style-name="T4">De database locatie </text:span></text:span><text:span text:style-name="Source_20_Text"><text:span text:style-name="T5">moet</text:span></text:span><text:span text:style-name="Source_20_Text"><text:span text:style-name="T4"> gespecifiëerd worden door gebruik te maken van de parameter --</text:span></text:span><text:span text:style-name="Source_20_Text"><text:span text:style-name="T1">database=FILE/DIR</text:span></text:span><text:span text:style-name="Source_20_Text"><text:span text:style-name="T4">. <text:s/>Bij een standaard installatie is het commando om de volledige C: partitie te scannen bijvoorbeeld :</text:span></text:span></text:p>
      <text:p text:style-name="Monospace"><text:span text:style-name="Source_20_Text"><text:span text:style-name="T9">clamscan.exe --database="C:\Program Files\ClamWin\db" --recursive C:\</text:span></text:span></text:p>
      <text:p text:style-name="Text_20_body"><text:span text:style-name="Source_20_Text"><text:span text:style-name="T4">Merk op dat u best de parameter </text:span></text:span><text:span text:style-name="Source_20_Text"><text:span text:style-name="T1">--recursive</text:span></text:span><text:span text:style-name="Source_20_Text"><text:span text:style-name="T4"> gebruikt om zeker te zijn dat de sub-mappen ook worden gescand.</text:span></text:span></text:p>
      <text:p text:style-name="Text_20_body"><text:span text:style-name="Source_20_Text"><text:span text:style-name="T4">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span></text:p>
      <text:h text:style-name="Heading_20_2" text:outline-level="2"><text:span text:style-name="Source_20_Text"><text:span text:style-name="T7">De Virus Database vernieuwen vanaf de command line</text:span></text:span></text:h>
      <text:p text:style-name="Text_20_body"><text:span text:style-name="T1">ClamWin gebruikt het programma </text:span><text:span text:style-name="Source_20_Text"><text:span text:style-name="T1">freshclam.exe</text:span></text:span><text:span text:style-name="T1"> om de virus database te vernieuwen. <text:s/>Net als het scanprogramma </text:span><text:span text:style-name="Source_20_Text"><text:span text:style-name="T1">clamscan.exe</text:span></text:span><text:span text:style-name="T1"> kan ook freshclam uitgevoerd worden vanaf de command line, vanaf batch bestanden, enzovoort. <text:s/></text:span></text:p>
      <text:p text:style-name="P1">Om een volledige lijst van de parameters te bekijken navigeert u naar de map met de programmabestanden ("C:\Program Files\ClamWin\bin" bij een standaard installatie) en voert u het volgende commando uit :</text:p>
      <text:p text:style-name="Monospace"><text:span text:style-name="Source_20_Text"><text:span text:style-name="T2">freshclam.exe --help</text:span></text:span></text:p>
      <text:p text:style-name="Text_20_body"><text:span text:style-name="Source_20_Text"><text:span text:style-name="T4">Zowel de map met de database als de plaats van het configuratie bestand </text:span></text:span><text:span text:style-name="Source_20_Text"><text:span text:style-name="T5">moeten</text:span></text:span><text:span text:style-name="Source_20_Text"><text:span text:style-name="T4"> gespecifiëerd worden. <text:s/>ClamWin genereert een freshclam configuratie bestand enkel op het moment dat dit nodig is, dus u zal uw eigen bestand moeten samenstellen. <text:s/>Dit configuratiebestand is een tekstbestand. <text:s/>Bekijk de </text:span></text:span><text:a xlink:type="simple" xlink:href="http://www.clamav.net/doc/" office:target-frame-name="_blank" xlink:show="new"><text:span text:style-name="Internet_20_link"><text:span text:style-name="T4">ClamAV documentatie</text:span></text:span></text:a><text:span text:style-name="Source_20_Text"><text:span text:style-name="T4"> voor de volledige details van de mogelijke instellingen. Een eenvoudig freshclam configuratiebestand zou de volgende regels bevatten (lijnen die met # beginnen zijn commentaar) :</text:span></text:span></text:p>
      <text:p text:style-name="Monospace"><text:span text:style-name="Source_20_Text"><text:span text:style-name="T9">#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9">DatabaseMirror database.clamav.net</text:span></text:span></text:p>
      <text:p text:style-name="Monospace"><text:span text:style-name="Source_20_Text"><text:span text:style-name="T9"># Number of times to try each mirror before moving to the next one</text:span></text:span></text:p>
      <text:p text:style-name="Monospace"><text:span text:style-name="Source_20_Text"><text:span text:style-name="T2">MaxAttempts 3</text:span></text:span></text:p>
      <text:p text:style-name="P1"/>
      <text:p text:style-name="Text_20_body"><text:span text:style-name="Source_20_Text"><text:span text:style-name="T4">Wanneer u éénmaal een configuratie bestand hebt aangemaakt kunt u <text:s/>freshclam uitvoeren met een opdracht zoals de volgende :</text:span></text:span></text:p>
      <text:p text:style-name="Monospace"><text:span text:style-name="Source_20_Text"><text:span text:style-name="T9">freshclam --datadir="C:\Documents and Settings\All Users\.clamwin\db" --config-file="C:\Program Files\ClamWin\bin\freshclam.conf"</text:span></text:span></text:p>
      <text:h text:style-name="Heading_20_2" text:outline-level="2" text:is-list-header="true"><text:span text:style-name="Source_20_Text"><text:span text:style-name="T7">Updates afhalen van een lokale server</text:span></text:span></text:h>
      <text:p text:style-name="Text_20_body"><text:span text:style-name="Source_20_Text"><text:span text:style-name="T3">Als u ClamWin geïnstalleerd hebt op meerdere computers in een netwerk is het misschien wenselijk om één computer de updates van het internet te laten afhalen, terwijl de andere computers de updates over het locale netwerk van deze server afhalen. Dit is mogelijk op de volgende manier:</text:span></text:span></text:p>
      <text:p text:style-name="Text_20_body"><text:span text:style-name="Source_20_Text"><text:span text:style-name="T3">Zet een web server op die de bestanden </text:span></text:span><text:span text:style-name="Source_20_Text"><text:span text:style-name="T13">main.cvd</text:span></text:span><text:span text:style-name="Source_20_Text"><text:span text:style-name="T3"> en </text:span></text:span><text:span text:style-name="Source_20_Text"><text:span text:style-name="T13">daily.cvd</text:span></text:span><text:span text:style-name="Source_20_Text"><text:span text:style-name="T3"> in zijn web root map heeft. <text:s/>Het moet mogelijk zijn om deze bestanden naar de client computers te downloaden door via een webbrowser naar </text:span></text:span><text:a xlink:type="simple" xlink:href="http://UWSERVER//main.cvd"><text:span text:style-name="Source_20_Text"><text:span text:style-name="T3">http://UWSERVER//main.cvd</text:span></text:span></text:a><text:span text:style-name="Source_20_Text"><text:span text:style-name="T3"> en </text:span></text:span><text:a xlink:type="simple" xlink:href="http://UWSERVER/daily.cvd"><text:span text:style-name="Source_20_Text"><text:span text:style-name="T3">http://UWSERVER/daily.cvd</text:span></text:span></text:a><text:span text:style-name="Source_20_Text"><text:span text:style-name="T3"> te gaan.</text:span></text:span></text:p>
      <text:p text:style-name="Text_20_body"><text:span text:style-name="Source_20_Text"><text:span text:style-name="T3">In de ClamWin instellingen van de client computers op het tabblad Internet Updates geeft u het IP address of de domeinnaam van de web server in in het veld Download Site. <text:s/>Geef niets meer in dan het IP adres of de domeinnaam (bijvoorbeeld 192.168.1.1.is correct, maar </text:span></text:span><text:a xlink:type="simple" xlink:href="http://192.168.1.1/"><text:span text:style-name="Source_20_Text"><text:span text:style-name="T3">http://192.168.1.1/</text:span></text:span></text:a><text:span text:style-name="Source_20_Text"><text:span text:style-name="T3"> is fout). <text:s/>ClamWin zal dan de lokale webserver benaderen voor updates, in de plaats van de internet server.</text:span></text:span></text:p>
      <text:p text:style-name="Text_20_body"><text:span text:style-name="Source_20_Text"><text:span text:style-name="T3">De bestanden zijn beschikbaar op </text:span></text:span><text:a xlink:type="simple" xlink:href="http://www.clamav.net/"><text:span text:style-name="Source_20_Text"><text:span text:style-name="T3">www.clamav.net</text:span></text:span></text:a><text:span text:style-name="Source_20_Text"><text:span text:style-name="T3">. U kan een batch script maken dat automatisch deze bestanden download naar de web root van uw server met een tooltje als wget, als volgt:</text:span></text:span></text:p>
      <text:p text:style-name="Text_20_body"><text:span text:style-name="Source_20_Text"><text:tab/>wget http://%DB_MIRROR%/main.cvd -O "%WEBROOT%\main.cvd"</text:span></text:p>
      <text:p text:style-name="Monospace"><text:span text:style-name="Source_20_Text"><text:tab/>wget </text:span><text:span text:style-name="Source_20_Text">http://%DB_MIRROR%/daily.cvd -O "%WEBROOT%\daily.cvd"</text:span></text:p>
      <text:p text:style-name="Text_20_body"><text:span text:style-name="Source_20_Text"><text:span text:style-name="T3"/></text:span></text:p>
      <text:p text:style-name="Text_20_body"><text:span text:style-name="Source_20_Text"><text:span text:style-name="T4">Merk hierbij op dat differentiële updates momenteel niet mogelijk zijn. <text:s/>Hiervoor zou u een mirror moeten opzetten van database.clamav.net, doch dit wordt momenteel niet ondersteund voor privé gebruik.</text:span></text:span></text:p>
      <text:h text:style-name="Heading_20_2" text:outline-level="2"><text:span text:style-name="Source_20_Text"><text:span text:style-name="T8">Handmatig bijwerken van de Virus Database</text:span></text:span></text:h>
      <text:p text:style-name="Text_20_body"><text:span text:style-name="Source_20_Text"><text:span text:style-name="T6">Als u de virus database handmatig wil updaten, moet u de virus database files </text:span></text:span><text:span text:style-name="Source_20_Text"><text:span text:style-name="T10">main.cvd</text:span></text:span><text:span text:style-name="Source_20_Text"><text:span text:style-name="T6"> en </text:span></text:span><text:span text:style-name="Source_20_Text"><text:span text:style-name="T10">daily.cvd</text:span></text:span><text:span text:style-name="Source_20_Text"><text:span text:style-name="T6"> downloaden en copiëren naar ClamWin's virus database map, waarbij u de bestaande bestanden overschrijft. <text:s/>De virus database files kunnen gedownload worden vanaf ClamAV's homepage op </text:span></text:span><text:a xlink:type="simple" xlink:href="http://www.clamav.net/"><text:span text:style-name="Internet_20_link"><text:span text:style-name="T6">www.clamav.ne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paragraph-properties fo:margin-top="0cm" fo:margin-bottom="0cm"/>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fo:font-size="11pt" style:font-name-asian="Courier New1" style:font-name-complex="Courier New1"/>
    </style:style>
    <style:style style:name="Teletype" style:family="text">
      <style:text-properties style:font-name="Courier New1" style:font-name-asian="Courier New1" style:font-name-complex="Courier New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15T16:59:03</dc:date>
    <dc:language>en-GB</dc:language>
    <meta:editing-cycles>38</meta:editing-cycles>
    <meta:editing-duration>PT3H17M45S</meta:editing-duration>
    <meta:user-defined meta:name="Info 1"/>
    <meta:user-defined meta:name="Info 2"/>
    <meta:user-defined meta:name="Info 3"/>
    <meta:user-defined meta:name="Info 4"/>
    <meta:document-statistic meta:table-count="0" meta:image-count="0" meta:object-count="0" meta:page-count="2" meta:paragraph-count="33" meta:word-count="791" meta:character-count="5110"/>
  </office:meta>
</office:document-meta>
</file>